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91cm" svg:height="4.953cm" svg:x="3.286cm" svg:y="2.778cm">
          <text:p text:style-name="P1"><text:span text:style-name="T1">submit node</text:span></text:p>
        </draw:rect>
        <draw:rect draw:style-name="gr2" draw:text-style-name="P2" draw:layer="layout" svg:width="3.302cm" svg:height="0.889cm" svg:x="3.721cm" svg:y="4.175cm">
          <text:p text:style-name="P1"><text:span text:style-name="T1">grid_manager</text:span></text:p>
        </draw:rect>
        <draw:rect draw:style-name="gr2" draw:text-style-name="P2" draw:layer="layout" svg:width="2.413cm" svg:height="1.27cm" svg:x="4.175cm" svg:y="6.207cm">
          <text:p text:style-name="P1"><text:span text:style-name="T1">BOINC</text:span></text:p>
          <text:p text:style-name="P1"><text:span text:style-name="T1">GAHP</text:span></text:p>
        </draw:rect>
        <draw:line draw:style-name="gr3" draw:text-style-name="P1" draw:layer="layout" svg:x1="4.937cm" svg:y1="5.064cm" svg:x2="4.937cm" svg:y2="6.207cm">
          <text:p/>
        </draw:line>
        <draw:frame draw:style-name="gr4" draw:text-style-name="P3" draw:layer="layout" svg:width="3.47cm" svg:height="0.725cm" svg:x="3.921cm" svg:y="5.228cm">
          <draw:text-box>
            <text:p><text:span text:style-name="T1">RPC over pipes</text:span></text:p>
          </draw:text-box>
        </draw:frame>
        <draw:rect draw:style-name="gr5" draw:text-style-name="P2" draw:layer="layout" svg:width="4.191cm" svg:height="2.159cm" svg:x="12.684cm" svg:y="5.572cm">
          <text:p text:style-name="P1"><text:span text:style-name="T1">BOINC server</text:span></text:p>
        </draw:rect>
        <draw:line draw:style-name="gr3" draw:text-style-name="P1" draw:layer="layout" svg:x1="6.588cm" svg:y1="6.842cm" svg:x2="12.684cm" svg:y2="6.842cm">
          <text:p/>
        </draw:line>
        <draw:frame draw:style-name="gr4" draw:text-style-name="P4" draw:layer="layout" svg:width="4.511cm" svg:height="1.995cm" svg:x="7.792cm" svg:y="4.848cm">
          <draw:text-box>
            <text:p><text:span text:style-name="T2">job submit/query RPCs</text:span></text:p>
            <text:p><text:span text:style-name="T2">file management RPCs</text:span></text:p>
            <text:p><text:span text:style-name="T2">file upload, download</text:span></text:p>
            <text:p><text:span text:style-name="T2">(all HTT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2-11-15T18:41:30.53</meta:creation-date>
    <dc:date>2012-11-30T13:57:05.60</dc:date>
    <dc:creator>David Anderson</dc:creator>
    <meta:editing-duration>PT3M17S</meta:editing-duration>
    <meta:editing-cycles>2</meta:editing-cycles>
    <meta:generator>OpenOffice.org/3.3$Win32 OpenOffice.org_project/330m20$Build-9567</meta:generator>
    <meta:document-statistic meta:object-count="8"/>
  </office:meta>
</office:document-meta>
</file>